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row>
          <mi mathvariant="italic">Uout</mi>
          <mn>1</mn>
        </mrow>
        <mrow>
          <mi>R</mi>
          <mn>1</mn>
        </mrow>
      </mfrac>
    </mrow>
    <annotation encoding="StarMath 5.0">I ~=~ {Uout1} over {R1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42:21.783000000</dc:date>
    <meta:editing-duration>PT45M31S</meta:editing-duration>
    <meta:editing-cycles>14</meta:editing-cycles>
    <meta:generator>LibreOffice/6.3.3.2$Windows_X86_64 LibreOffice_project/a64200df03143b798afd1ec74a12ab50359878ed</meta:generator>
  </office:meta>
</office:document-meta>
</file>